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size="13pt" officeooo:rsid="0015483c" officeooo:paragraph-rsid="0015483c" style:font-size-asian="13pt" style:font-size-complex="13pt"/>
    </style:style>
    <style:style style:name="P2" style:family="paragraph" style:parent-style-name="Standard">
      <style:text-properties style:font-name="AnjaliOldLipi" fo:font-size="13pt" officeooo:rsid="0015483c" officeooo:paragraph-rsid="0020ccfa" style:font-size-asian="13pt" style:font-size-complex="13pt"/>
    </style:style>
    <style:style style:name="P3" style:family="paragraph" style:parent-style-name="Standard">
      <style:paragraph-properties fo:break-before="page"/>
      <style:text-properties style:font-name="AnjaliOldLipi" fo:font-size="13pt" officeooo:rsid="0015483c" officeooo:paragraph-rsid="0020ccfa" style:font-size-asian="13pt" style:font-size-complex="13pt"/>
    </style:style>
    <style:style style:name="P4" style:family="paragraph" style:parent-style-name="Standard">
      <style:text-properties style:font-name="AnjaliOldLipi" fo:font-size="13pt" officeooo:rsid="0015483c" officeooo:paragraph-rsid="0032a8cc" style:font-size-asian="13pt" style:font-size-complex="13pt"/>
    </style:style>
    <style:style style:name="P5" style:family="paragraph" style:parent-style-name="Standard">
      <style:text-properties style:font-name="AnjaliOldLipi" fo:font-size="13pt" officeooo:rsid="001c40b4" officeooo:paragraph-rsid="001c40b4" style:font-size-asian="13pt" style:font-size-complex="13pt"/>
    </style:style>
    <style:style style:name="P6" style:family="paragraph" style:parent-style-name="Standard">
      <style:text-properties style:font-name="AnjaliOldLipi" fo:font-size="13pt" officeooo:rsid="001c40b4" officeooo:paragraph-rsid="001f3d41" style:font-size-asian="13pt" style:font-size-complex="13pt"/>
    </style:style>
    <style:style style:name="P7" style:family="paragraph" style:parent-style-name="Standard">
      <style:text-properties style:font-name="AnjaliOldLipi" fo:font-size="13pt" officeooo:rsid="0020ccfa" officeooo:paragraph-rsid="0020ccfa" style:font-size-asian="13pt" style:font-size-complex="13pt"/>
    </style:style>
    <style:style style:name="P8" style:family="paragraph" style:parent-style-name="Standard">
      <style:text-properties style:font-name="AnjaliOldLipi" fo:font-size="13pt" officeooo:rsid="003bd85c" officeooo:paragraph-rsid="003bd85c" style:font-size-asian="13pt" style:font-size-complex="13pt"/>
    </style:style>
    <style:style style:name="P9" style:family="paragraph" style:parent-style-name="Standard">
      <style:paragraph-properties fo:break-before="page"/>
      <style:text-properties style:font-name="AnjaliOldLipi" fo:font-size="13pt" officeooo:rsid="003bd85c" officeooo:paragraph-rsid="003bd85c" style:font-size-asian="13pt" style:font-size-complex="13pt"/>
    </style:style>
    <style:style style:name="P10" style:family="paragraph" style:parent-style-name="Standard">
      <style:text-properties style:font-name="AnjaliOldLipi" fo:font-size="13pt" officeooo:rsid="003bd85c" officeooo:paragraph-rsid="003e6ce9" style:font-size-asian="13pt" style:font-size-complex="13pt"/>
    </style:style>
    <style:style style:name="P11" style:family="paragraph" style:parent-style-name="Standard">
      <style:text-properties style:font-name="AnjaliOldLipi" fo:font-size="13pt" officeooo:rsid="003bd85c" officeooo:paragraph-rsid="0020ccfa" style:font-size-asian="13pt" style:font-size-complex="13pt"/>
    </style:style>
    <style:style style:name="P12" style:family="paragraph" style:parent-style-name="Standard">
      <style:text-properties style:font-name="AnjaliOldLipi" fo:font-size="13pt" officeooo:rsid="003bd85c" officeooo:paragraph-rsid="00877d85" style:font-size-asian="13pt" style:font-size-complex="13pt"/>
    </style:style>
    <style:style style:name="P13" style:family="paragraph" style:parent-style-name="Standard">
      <style:text-properties style:font-name="AnjaliOldLipi" fo:font-size="13pt" officeooo:rsid="003e6ce9" officeooo:paragraph-rsid="003e6ce9" style:font-size-asian="13pt" style:font-size-complex="13pt"/>
    </style:style>
    <style:style style:name="P14" style:family="paragraph" style:parent-style-name="Standard">
      <style:text-properties style:font-name="AnjaliOldLipi" fo:font-size="13pt" officeooo:rsid="004775fc" officeooo:paragraph-rsid="004775fc" style:font-size-asian="13pt" style:font-size-complex="13pt"/>
    </style:style>
    <style:style style:name="P15" style:family="paragraph" style:parent-style-name="Standard">
      <style:text-properties style:font-name="AnjaliOldLipi" fo:font-size="13pt" officeooo:rsid="004775fc" officeooo:paragraph-rsid="004bfb49" style:font-size-asian="13pt" style:font-size-complex="13pt"/>
    </style:style>
    <style:style style:name="P16" style:family="paragraph" style:parent-style-name="Standard">
      <style:text-properties style:font-name="AnjaliOldLipi" fo:font-size="13pt" officeooo:rsid="004775fc" officeooo:paragraph-rsid="004e6aa9" style:font-size-asian="13pt" style:font-size-complex="13pt"/>
    </style:style>
    <style:style style:name="P17" style:family="paragraph" style:parent-style-name="Standard">
      <style:text-properties style:font-name="AnjaliOldLipi" fo:font-size="13pt" officeooo:rsid="004775fc" officeooo:paragraph-rsid="005a6a1d" style:font-size-asian="13pt" style:font-size-complex="13pt"/>
    </style:style>
    <style:style style:name="P18" style:family="paragraph" style:parent-style-name="Standard">
      <style:text-properties style:font-name="AnjaliOldLipi" fo:font-size="13pt" officeooo:rsid="00498c4f" officeooo:paragraph-rsid="00498c4f" style:font-size-asian="13pt" style:font-size-complex="13pt"/>
    </style:style>
    <style:style style:name="P19" style:family="paragraph" style:parent-style-name="Standard">
      <style:text-properties style:font-name="AnjaliOldLipi" fo:font-size="13pt" officeooo:rsid="00501091" officeooo:paragraph-rsid="00501091" style:font-size-asian="13pt" style:font-size-complex="13pt"/>
    </style:style>
    <style:style style:name="P20" style:family="paragraph" style:parent-style-name="Standard">
      <style:text-properties style:font-name="AnjaliOldLipi" fo:font-size="13pt" officeooo:rsid="00529bc2" officeooo:paragraph-rsid="00529bc2" style:font-size-asian="13pt" style:font-size-complex="13pt"/>
    </style:style>
    <style:style style:name="P21" style:family="paragraph" style:parent-style-name="Standard">
      <style:text-properties style:font-name="AnjaliOldLipi" fo:font-size="13pt" officeooo:rsid="0016770a" officeooo:paragraph-rsid="0016770a" style:font-size-asian="13pt" style:font-size-complex="13pt"/>
    </style:style>
    <style:style style:name="P22" style:family="paragraph" style:parent-style-name="Standard">
      <style:text-properties style:font-name="AnjaliOldLipi" fo:font-size="13pt" officeooo:rsid="0033e3de" officeooo:paragraph-rsid="0020ccfa" style:font-size-asian="13pt" style:font-size-complex="13pt"/>
    </style:style>
    <style:style style:name="P23" style:family="paragraph" style:parent-style-name="Standard">
      <style:text-properties style:font-name="AnjaliOldLipi" fo:font-size="13pt" officeooo:rsid="003a02b4" officeooo:paragraph-rsid="0020ccfa" style:font-size-asian="13pt" style:font-size-complex="13pt"/>
    </style:style>
    <style:style style:name="P24" style:family="paragraph" style:parent-style-name="Standard">
      <style:text-properties style:font-name="AnjaliOldLipi" fo:font-size="13pt" officeooo:rsid="00636719" officeooo:paragraph-rsid="004775fc" style:font-size-asian="13pt" style:font-size-complex="13pt"/>
    </style:style>
    <style:style style:name="P25" style:family="paragraph" style:parent-style-name="Standard">
      <style:paragraph-properties style:writing-mode="lr-tb"/>
      <style:text-properties style:font-name="AnjaliOldLipi" fo:font-size="13pt" style:text-underline-style="none" fo:font-weight="normal" officeooo:rsid="0013148c" officeooo:paragraph-rsid="0013148c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style:writing-mode="lr-tb"/>
      <style:text-properties style:font-name="AnjaliOldLipi" fo:font-size="13pt" style:text-underline-style="none" fo:font-weight="normal" officeooo:rsid="0015483c" officeooo:paragraph-rsid="0015483c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njaliOldLipi" fo:font-size="24pt" fo:font-style="normal" fo:text-shadow="none" style:text-underline-style="none" fo:font-weight="bold" style:font-size-asian="24pt" style:font-style-asian="normal" style:font-weight-asian="bold" style:font-size-complex="24pt" style:font-weight-complex="bold" style:text-emphasize="none"/>
    </style:style>
    <style:style style:name="P28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njaliOldLipi" fo:font-size="13pt" fo:font-style="normal" fo:text-shadow="none" style:text-underline-style="none" fo:font-weight="normal" officeooo:rsid="00115489" officeooo:paragraph-rsid="00115489" style:font-size-asian="11.3500003814697pt" style:font-style-asian="normal" style:font-weight-asian="normal" style:font-size-complex="13pt" style:font-weight-complex="normal" style:text-emphasize="none"/>
    </style:style>
    <style:style style:name="P29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njaliOldLipi" fo:font-size="13pt" fo:font-style="normal" fo:text-shadow="none" style:text-underline-style="none" fo:font-weight="normal" officeooo:rsid="0013148c" officeooo:paragraph-rsid="0013148c" style:font-size-asian="11.3500003814697pt" style:font-style-asian="normal" style:font-weight-asian="normal" style:font-size-complex="13pt" style:font-weight-complex="normal" style:text-emphasize="none"/>
    </style:style>
    <style:style style:name="P30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njaliOldLipi" fo:font-size="13pt" fo:font-style="normal" fo:text-shadow="none" style:text-underline-style="none" fo:font-weight="normal" officeooo:rsid="0013e840" officeooo:paragraph-rsid="0013148c" style:font-size-asian="11.3500003814697pt" style:font-style-asian="normal" style:font-weight-asian="normal" style:font-size-complex="13pt" style:font-weight-complex="normal" style:text-emphasize="none"/>
    </style:style>
    <style:style style:name="P31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njaliOldLipi" fo:font-size="13pt" fo:font-style="normal" fo:text-shadow="none" style:text-underline-style="none" fo:font-weight="normal" officeooo:rsid="0013e840" officeooo:paragraph-rsid="0013e840" style:font-size-asian="11.3500003814697pt" style:font-style-asian="normal" style:font-weight-asian="normal" style:font-size-complex="13pt" style:font-weight-complex="normal" style:text-emphasize="none"/>
    </style:style>
    <style:style style:name="P32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njaliOldLipi" fo:font-size="13pt" fo:font-style="normal" fo:text-shadow="none" style:text-underline-style="none" fo:font-weight="normal" officeooo:rsid="0015483c" officeooo:paragraph-rsid="0015483c" style:font-size-asian="11.3500003814697pt" style:font-style-asian="normal" style:font-weight-asian="normal" style:font-size-complex="13pt" style:font-weight-complex="normal" style:text-emphasize="none"/>
    </style:style>
    <style:style style:name="P33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njaliOldLipi" fo:font-size="13pt" fo:font-style="normal" fo:text-shadow="none" style:text-underline-style="none" fo:font-weight="bold" style:font-size-asian="11.3500003814697pt" style:font-style-asian="normal" style:font-weight-asian="bold" style:font-size-complex="13pt" style:font-weight-complex="bold" style:text-emphasize="none"/>
    </style:style>
    <style:style style:name="P34" style:family="paragraph" style:parent-style-name="Standard">
      <style:text-properties style:font-name="AnjaliOldLipi" fo:font-size="13pt" officeooo:rsid="004775fc" officeooo:paragraph-rsid="005a6a1d" style:font-size-asian="13pt" style:font-size-complex="13pt"/>
    </style:style>
    <style:style style:name="T1" style:family="text">
      <style:text-properties fo:color="#000000" loext:opacity="100%" style:text-outline="false" style:text-line-through-style="none" style:text-line-through-type="none" fo:font-style="normal" fo:text-shadow="none" style:font-style-asian="normal" style:text-emphasize="none"/>
    </style:style>
    <style:style style:name="T2" style:family="text">
      <style:text-properties fo:color="#000000" loext:opacity="100%" style:text-outline="false" style:text-line-through-style="none" style:text-line-through-type="none" fo:font-style="normal" fo:text-shadow="none" officeooo:rsid="0013e840" style:font-style-asian="normal" style:text-emphasize="none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officeooo:rsid="0015aece" style:font-style-asian="normal" style:text-emphasize="none"/>
    </style:style>
    <style:style style:name="T4" style:family="text">
      <style:text-properties officeooo:rsid="0015ee26"/>
    </style:style>
    <style:style style:name="T5" style:family="text">
      <style:text-properties officeooo:rsid="0018b6a5"/>
    </style:style>
    <style:style style:name="T6" style:family="text">
      <style:text-properties officeooo:rsid="001a11b1"/>
    </style:style>
    <style:style style:name="T7" style:family="text">
      <style:text-properties officeooo:rsid="001a9d2d"/>
    </style:style>
    <style:style style:name="T8" style:family="text">
      <style:text-properties officeooo:rsid="001f3d41"/>
    </style:style>
    <style:style style:name="T9" style:family="text">
      <style:text-properties officeooo:rsid="0020ccfa"/>
    </style:style>
    <style:style style:name="T10" style:family="text">
      <style:text-properties officeooo:rsid="0022a5b8"/>
    </style:style>
    <style:style style:name="T11" style:family="text">
      <style:text-properties officeooo:rsid="0023ad5f"/>
    </style:style>
    <style:style style:name="T12" style:family="text">
      <style:text-properties officeooo:rsid="002f855d"/>
    </style:style>
    <style:style style:name="T13" style:family="text">
      <style:text-properties officeooo:rsid="00320eda"/>
    </style:style>
    <style:style style:name="T14" style:family="text">
      <style:text-properties officeooo:rsid="0032a8cc"/>
    </style:style>
    <style:style style:name="T15" style:family="text">
      <style:text-properties officeooo:rsid="0033e3de"/>
    </style:style>
    <style:style style:name="T16" style:family="text">
      <style:text-properties officeooo:rsid="003a02b4"/>
    </style:style>
    <style:style style:name="T17" style:family="text">
      <style:text-properties officeooo:rsid="003bd85c"/>
    </style:style>
    <style:style style:name="T18" style:family="text">
      <style:text-properties officeooo:rsid="003c1685"/>
    </style:style>
    <style:style style:name="T19" style:family="text">
      <style:text-properties officeooo:rsid="003cd051"/>
    </style:style>
    <style:style style:name="T20" style:family="text">
      <style:text-properties officeooo:rsid="003e6ce9"/>
    </style:style>
    <style:style style:name="T21" style:family="text">
      <style:text-properties officeooo:rsid="003f39cb"/>
    </style:style>
    <style:style style:name="T22" style:family="text">
      <style:text-properties officeooo:rsid="00404bf4"/>
    </style:style>
    <style:style style:name="T23" style:family="text">
      <style:text-properties officeooo:rsid="004111cb"/>
    </style:style>
    <style:style style:name="T24" style:family="text">
      <style:text-properties officeooo:rsid="00430a5b"/>
    </style:style>
    <style:style style:name="T25" style:family="text">
      <style:text-properties officeooo:rsid="0045cb28"/>
    </style:style>
    <style:style style:name="T26" style:family="text">
      <style:text-properties officeooo:rsid="004775fc"/>
    </style:style>
    <style:style style:name="T27" style:family="text">
      <style:text-properties officeooo:rsid="004bfb49"/>
    </style:style>
    <style:style style:name="T28" style:family="text">
      <style:text-properties officeooo:rsid="004d440a"/>
    </style:style>
    <style:style style:name="T29" style:family="text">
      <style:text-properties officeooo:rsid="004da368"/>
    </style:style>
    <style:style style:name="T30" style:family="text">
      <style:text-properties officeooo:rsid="004e6aa9"/>
    </style:style>
    <style:style style:name="T31" style:family="text">
      <style:text-properties officeooo:rsid="00514d20"/>
    </style:style>
    <style:style style:name="T32" style:family="text">
      <style:text-properties officeooo:rsid="00541024"/>
    </style:style>
    <style:style style:name="T33" style:family="text">
      <style:text-properties officeooo:rsid="005425da"/>
    </style:style>
    <style:style style:name="T34" style:family="text">
      <style:text-properties officeooo:rsid="0057b123"/>
    </style:style>
    <style:style style:name="T35" style:family="text">
      <style:text-properties officeooo:rsid="00594d56"/>
    </style:style>
    <style:style style:name="T36" style:family="text">
      <style:text-properties officeooo:rsid="005a6a1d"/>
    </style:style>
    <style:style style:name="T37" style:family="text">
      <style:text-properties officeooo:rsid="005b14c6"/>
    </style:style>
    <style:style style:name="T38" style:family="text">
      <style:text-properties officeooo:rsid="00636719"/>
    </style:style>
    <style:style style:name="T39" style:family="text">
      <style:text-properties officeooo:rsid="0066df41"/>
    </style:style>
    <style:style style:name="T40" style:family="text">
      <style:text-properties officeooo:rsid="0068ca85"/>
    </style:style>
    <style:style style:name="T41" style:family="text">
      <style:text-properties officeooo:rsid="00693768"/>
    </style:style>
    <style:style style:name="T42" style:family="text">
      <style:text-properties officeooo:rsid="006b0dcc"/>
    </style:style>
    <style:style style:name="T43" style:family="text">
      <style:text-properties officeooo:rsid="006b3e0b"/>
    </style:style>
    <style:style style:name="T44" style:family="text">
      <style:text-properties officeooo:rsid="006f0dbd"/>
    </style:style>
    <style:style style:name="T45" style:family="text">
      <style:text-properties officeooo:rsid="0074e22d"/>
    </style:style>
    <style:style style:name="T46" style:family="text">
      <style:text-properties style:text-position="super 58%" officeooo:rsid="0074e22d"/>
    </style:style>
    <style:style style:name="T47" style:family="text">
      <style:text-properties officeooo:rsid="0077372d"/>
    </style:style>
    <style:style style:name="T48" style:family="text">
      <style:text-properties officeooo:rsid="0084e8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Introduction - RDBMS Fundamentals - Working with PostgreSQL DDL</text:p>
      <text:p text:style-name="P27"/>
      <text:p text:style-name="P28">Morning :</text:p>
      <text:p text:style-name="P28">--------------</text:p>
      <text:p text:style-name="P29">- We can store Information in a File like emp details etc. </text:p>
      <text:p text:style-name="P29">- But File is a flat database.</text:p>
      <text:p text:style-name="P29"/>
      <text:p text:style-name="P29"><text:tab/>File <text:s/><text:tab/>Employee</text:p>
      <text:p text:style-name="P29">---------------------------------</text:p>
      <text:p text:style-name="P29"><text:tab/>1 <text:tab/><text:tab/>1 <text:tab/>ABC</text:p>
      <text:p text:style-name="P29"><text:tab/>2 <text:tab/><text:tab/>2 <text:tab/>BCD</text:p>
      <text:p text:style-name="P29"><text:tab/>3 <text:tab/><text:tab/>3 <text:tab/>CDE</text:p>
      <text:p text:style-name="P29"><text:tab/>4 <text:tab/><text:tab/>4 <text:tab/>DEF</text:p>
      <text:p text:style-name="P29"><text:tab/>5<text:tab/><text:tab/>5 <text:tab/>EFG</text:p>
      <text:p text:style-name="P29"/>
      <text:p text:style-name="P25"><text:span text:style-name="T1">- </text:span><text:span text:style-name="T2">It’ll be difficult to fetch a particular thind from an employee by ID or something like that. It’ll be very slow. Due to which DataBase Softewares are created.</text:span></text:p>
      <text:p text:style-name="P30"/>
      <text:p text:style-name="P31">DataBase Softwares are actually the DataBase Management Systems.</text:p>
      <text:p text:style-name="P31"><text:tab/></text:p>
      <text:p text:style-name="P31"><text:tab/>Database <text:tab/><text:tab/><text:tab/>Softwares</text:p>
      <text:p text:style-name="P31"/>
      <text:p text:style-name="P31">Give a row with id = 1050 -&gt; Will be easy and fast, that’s coz data is organized.</text:p>
      <text:p text:style-name="P31"/>
      <text:p text:style-name="P32">Employess</text:p>
      <text:p text:style-name="P32">int<text:tab/><text:tab/><text:tab/>string<text:tab/><text:tab/><text:tab/>int</text:p>
      <text:p text:style-name="P32"><text:tab/>id<text:tab/><text:tab/><text:tab/>name <text:tab/><text:tab/><text:tab/>age</text:p>
      <text:p text:style-name="P32">-----------------------------------------------------</text:p>
      <text:p text:style-name="P26"><text:span text:style-name="T1"><text:tab/></text:span><text:span text:style-name="T3">1<text:tab/><text:tab/><text:tab/>ABC<text:tab/><text:tab/><text:tab/>23</text:span></text:p>
      <text:p text:style-name="P32">-------------------------------------------------------</text:p>
      <text:p text:style-name="P32"/>
      <text:p text:style-name="P32">-------------------------------------------------------</text:p>
      <text:p text:style-name="P32"/>
      <text:p text:style-name="P32">-------------------------------------------------------</text:p>
      <text:p text:style-name="P32"/>
      <text:p text:style-name="P32">---------------------------------------------------------</text:p>
      <text:p text:style-name="P33"/>
      <text:p text:style-name="P1"><text:soft-page-break/><text:tab/>Here all the rows will have 3 columns and they follow the datatypes strictly, <text:span text:style-name="T4">This <text:tab/>is called Table Schema.</text:span></text:p>
      <text:p text:style-name="P1"/>
      <text:p text:style-name="P21"><text:tab/>-RealWorld Example : If I’m keeping my shoes in anywhere it’ll be difficult tpo <text:tab/>search, But if keep them in shoe rack and organize them correclty, I can eeasily <text:tab/>fetch.</text:p>
      <text:p text:style-name="P21"><text:s/></text:p>
      <text:p text:style-name="P1"><text:tab/><text:span text:style-name="T5">In RDBMS, we have DDL, DML, DCL, TCL</text:span></text:p>
      <text:p text:style-name="P1"><text:tab/></text:p>
      <text:p text:style-name="P1"><text:tab/><text:span text:style-name="T5">DDL – Data Definition Language (Defining table structure).</text:span></text:p>
      <text:p text:style-name="P1"><text:tab/><text:tab/><text:span text:style-name="T5">Change table, drop table, adding constraints id is unique, name is unique</text:span></text:p>
      <text:p text:style-name="P1"/>
      <text:p text:style-name="P1"><text:tab/><text:tab/>- <text:span text:style-name="T5">DDL Varies from one database to another database. Coz DataTypes will <text:tab/><text:tab/><text:tab/> <text:s/>be different.</text:span></text:p>
      <text:p text:style-name="P1"/>
      <text:p text:style-name="P1"><text:tab/><text:span text:style-name="T6">DML – Data Manipulation Language (CRUD Operations will be in here)</text:span></text:p>
      <text:p text:style-name="P1"><text:tab/><text:tab/><text:tab/><text:span text:style-name="T6">C – create <text:tab/><text:tab/>--- </text:span><text:span text:style-name="T7">adding new rows</text:span></text:p>
      <text:p text:style-name="P1"><text:tab/><text:tab/><text:tab/><text:span text:style-name="T6">R – read<text:tab/><text:tab/>---</text:span><text:span text:style-name="T7">fetching data</text:span></text:p>
      <text:p text:style-name="P1"><text:tab/><text:tab/><text:tab/><text:span text:style-name="T6">U – update<text:tab/><text:tab/>---</text:span><text:span text:style-name="T7">update chaging data in rows(s)</text:span></text:p>
      <text:p text:style-name="P1"><text:tab/><text:tab/><text:tab/><text:span text:style-name="T6">D – delete<text:tab/><text:tab/>--- </text:span><text:span text:style-name="T7">deleting an existing row</text:span></text:p>
      <text:p text:style-name="P1"/>
      <text:p text:style-name="P5">Mostly Databases are Client-Server softwares. (C-S software)</text:p>
      <text:p text:style-name="P6"><text:tab/><text:span text:style-name="T8">ex:</text:span></text:p>
      <text:p text:style-name="P6"><text:tab/><text:tab/><text:tab/><text:tab/>req1<text:tab/><text:tab/>---------------</text:p>
      <text:p text:style-name="P5"><text:tab/><text:tab/>client 1 -------------&gt; <text:s text:c="3"/>|Google<text:tab/>|</text:p>
      <text:p text:style-name="P5"><text:tab/><text:tab/><text:tab/><text:tab/><text:tab/>req2<text:tab/><text:tab/>|<text:tab/><text:tab/><text:tab/>|</text:p>
      <text:p text:style-name="P5"><text:tab/><text:tab/>client 2 -------------&gt; <text:s text:c="3"/>|Web<text:tab/><text:tab/>|</text:p>
      <text:p text:style-name="P5"><text:tab/><text:tab/><text:tab/><text:tab/><text:tab/>req3<text:tab/><text:tab/>|<text:tab/><text:tab/><text:tab/>|</text:p>
      <text:p text:style-name="P5"><text:tab/><text:tab/>client 3 -------------&gt;<text:tab/>|Servers<text:tab/>|</text:p>
      <text:p text:style-name="P5"><text:tab/><text:tab/><text:tab/><text:tab/><text:tab/><text:tab/><text:tab/><text:tab/>----------------</text:p>
      <text:p text:style-name="P5"><text:tab/><text:span text:style-name="T8">Each Client will send some requstes to the web servers, then the processing is <text:tab/>done at servers and the results will be sent back to the client.</text:span></text:p>
      <text:p text:style-name="P5"><text:tab/>-- <text:span text:style-name="T8">If we search about trains, the request will be sent to server and processing <text:tab/><text:tab/><text:tab/>will be done, then the server sends the result to the client back.</text:span></text:p>
      <text:p text:style-name="P5"/>
      <text:p text:style-name="P7">PostgreSQL :</text:p>
      <text:p text:style-name="P7">--------------------</text:p>
      <text:p text:style-name="P7">- Will be running on some machine (like local machine )and we’ll have client sending the requests to the servers, after server processes it, It’ll send back the results.</text:p>
      <text:p text:style-name="P7"/>
      <text:p text:style-name="P7"><text:soft-page-break/><text:tab/>- The commands will be executed on psql</text:p>
      <text:p text:style-name="P1"/>
      <text:p text:style-name="P2"><text:tab/>- <text:span text:style-name="T9">The Server here will be on the local machine only and the machine has IP <text:tab/>address. </text:span><text:span text:style-name="T10">That means psql can be opened on any system and our server can be <text:tab/>running on any machine, but for connecting we need password, </text:span><text:span text:style-name="T11">user, IP, port</text:span><text:span text:style-name="T10"> <text:tab/>and all etc. </text:span></text:p>
      <text:p text:style-name="P2"/>
      <text:p text:style-name="P2"><text:tab/>- <text:span text:style-name="T9">If the client has the rights to run the server, he can run from anywhere.</text:span></text:p>
      <text:p text:style-name="P2"/>
      <text:p text:style-name="P2"><text:tab/>- <text:span text:style-name="T12">If I and my friend are in the same network, i can connect to the psql from my <text:tab/>friends macine, if i know the passwword and all and can start doing operartions <text:tab/>from his system.</text:span></text:p>
      <text:p text:style-name="P2"/>
      <text:p text:style-name="P2"><text:tab/>------------------------------------</text:p>
      <text:p text:style-name="P2"><text:tab/></text:p>
      <text:p text:style-name="P2"><text:tab/><text:span text:style-name="T13">DDL – Just like we declare int id, string name in bean class of java, we’ll have <text:tab/><text:tab/><text:tab/><text:tab/>different dataypes.</text:span></text:p>
      <text:p text:style-name="P2"/>
      <text:p text:style-name="P2"><text:tab/><text:tab/><text:span text:style-name="T13">Data types of Postgres</text:span></text:p>
      <text:p text:style-name="P2"><text:tab/><text:tab/>-------------------------------</text:p>
      <text:p text:style-name="P4"><text:tab/><text:tab/><text:span text:style-name="T17">I</text:span><text:span text:style-name="T13">nteger </text:span><text:span text:style-name="T17">D</text:span><text:span text:style-name="T13">ata </text:span><text:span text:style-name="T17">T</text:span><text:span text:style-name="T13">ypes : </text:span></text:p>
      <text:p text:style-name="P4"><text:span text:style-name="T13"><text:tab/><text:tab/><text:tab/><text:tab/></text:span><text:span text:style-name="T14">1) </text:span><text:span text:style-name="T13">smallint(2 bytes) [It’s signed] -</text:span><text:span text:style-name="T14">&gt; </text:span><text:span text:style-name="T13">range -32000 to +32000 -</text:span><text:span text:style-name="T15">1</text:span></text:p>
      <text:p text:style-name="P2"><text:span text:style-name="T14"><text:tab/><text:tab/><text:tab/><text:tab/>2) integer(4 bytes) <text:s/>[It’s signed] -&gt; range – 2Billion to +2 billion -</text:span><text:span text:style-name="T15">1</text:span></text:p>
      <text:p text:style-name="P22"><text:tab/><text:tab/><text:tab/><text:tab/>3) bigint(8 bytes) [It’s signed] <text:s/>-&gt; <text:s/>range -2^64 to + 2^64 -1</text:p>
      <text:p text:style-name="P23"><text:tab/><text:tab/><text:tab/><text:tab/>4) numeric (precision, scale) [For float values]</text:p>
      <text:p text:style-name="P2"><text:tab/><text:tab/><text:tab/><text:tab/><text:tab/><text:tab/><text:span text:style-name="T16">Ex : 10.23456 -&gt; Can be denoted as numeric(8,5)</text:span></text:p>
      <text:p text:style-name="P2"><text:tab/><text:tab/><text:tab/><text:tab/><text:tab/><text:tab/><text:tab/>//<text:span text:style-name="T16">Total digits are 8 and digits after decinal point are 5.</text:span></text:p>
      <text:p text:style-name="P2"><text:tab/><text:tab/><text:tab/><text:tab/><text:tab/><text:tab/><text:tab/><text:span text:style-name="T16">For 10.23456 if we gave numeric(7,2) It’ll round of to 10.23</text:span></text:p>
      <text:p text:style-name="P2"><text:tab/><text:tab/><text:tab/><text:tab/><text:span text:style-name="T26">5) double -&gt; used for floating point numbers.</text:span></text:p>
      <text:p text:style-name="P2"/>
      <text:p text:style-name="P2"><text:tab/><text:tab/><text:span text:style-name="T17">String Data Types :</text:span></text:p>
      <text:p text:style-name="P11"><text:tab/><text:tab/><text:tab/><text:tab/>1) character -&gt; if we mentioned 10 as length then, It means we’re <text:tab/><text:tab/><text:tab/><text:tab/><text:tab/><text:tab/><text:tab/><text:tab/><text:tab/>declaring the string to be of length 10.</text:p>
      <text:p text:style-name="P2"><text:tab/><text:tab/><text:tab/><text:tab/><text:tab/><text:tab/><text:tab/><text:tab/><text:span text:style-name="T17">If we use only 2, then all the 8 will be padded.</text:span></text:p>
      <text:p text:style-name="P2"><text:tab/><text:tab/><text:tab/><text:tab/></text:p>
      <text:p text:style-name="P11"><text:tab/><text:tab/><text:tab/><text:tab/>2) varchar -&gt; if we mentioned 10 as size, that means the max size <text:tab/><text:tab/><text:tab/><text:tab/><text:tab/><text:tab/><text:tab/><text:tab/><text:tab/>can be 10, No padding happens</text:p>
      <text:p text:style-name="P2"><text:tab/></text:p>
      <text:p text:style-name="P8"><text:tab/><text:tab/><text:tab/><text:tab/>3) text -&gt; if we’re not sure of the size of the string, or we wanna store <text:tab/><text:tab/><text:tab/><text:tab/><text:tab/><text:tab/><text:tab/><text:tab/>a very very big string, we can use text.</text:p>
      <text:p text:style-name="P8"/>
      <text:p text:style-name="P8"><text:soft-page-break/></text:p>
      <text:p text:style-name="P8"><text:tab/> <text:span text:style-name="T18">As of now use “sudo su postgres” and after postgres server will be oopened, <text:tab/>connetit with psql client by typing psql and entering, then </text:span><text:span text:style-name="T19">type </text:span><text:span text:style-name="T18">“psql” client and <text:tab/>postgres server will be connected.</text:span></text:p>
      <text:p text:style-name="P8"/>
      <text:p text:style-name="P13">-&gt; To create a data base after connection,</text:p>
      <text:p text:style-name="P13"><text:tab/><text:tab/>create database employeeDB; //creates a data base with name as employeeDB</text:p>
      <text:p text:style-name="P10">-<text:span text:style-name="T20">&gt; To view all the data bases in server </text:span><text:span text:style-name="T25">and thier accesses.</text:span></text:p>
      <text:p text:style-name="P13"><text:tab/><text:tab/>\l </text:p>
      <text:p text:style-name="P10">-<text:span text:style-name="T20">&gt; To connect to employeeDB</text:span></text:p>
      <text:p text:style-name="P10"><text:tab/><text:tab/><text:span text:style-name="T20">\c employeeDB</text:span></text:p>
      <text:p text:style-name="P10">-<text:span text:style-name="T21">&gt; To create a new username with password</text:span></text:p>
      <text:p text:style-name="P10"><text:tab/><text:tab/><text:span text:style-name="T21">create user vine</text:span><text:span text:style-name="T22">e</text:span><text:span text:style-name="T21">t2 with password ‘scooby’; //</text:span><text:span text:style-name="T22">This user is not linux user, <text:tab/><text:tab/><text:tab/><text:tab/><text:tab/><text:tab/><text:tab/><text:tab/><text:tab/><text:tab/><text:tab/><text:tab/><text:tab/><text:tab/><text:tab/><text:tab/>he’s a DB user</text:span></text:p>
      <text:p text:style-name="P10"/>
      <text:p text:style-name="P10"><text:tab/>// ** <text:bookmark-start text:name="__DdeLink__670_2555032113"/>psql -U rutwik -d globallogicsql -W<text:bookmark-end text:name="__DdeLink__670_2555032113"/> ** <text:span text:style-name="T48">\\</text:span></text:p>
      <text:p text:style-name="P12">// ** <text:s/>psql -U rutwik -d globallogicsql -W ** //</text:p>
      <text:p text:style-name="P10"/>
      <text:p text:style-name="P10"/>
      <text:p text:style-name="P10">-<text:span text:style-name="T21">&gt; To view the users </text:span></text:p>
      <text:p text:style-name="P10"><text:tab/><text:tab/><text:span text:style-name="T21">\du </text:span><text:span text:style-name="T22">[U can postgres as user as well, it’s the parent of all users]</text:span></text:p>
      <text:p text:style-name="P10">-<text:span text:style-name="T22">&gt; To provide privilages to perform operations to a user,</text:span></text:p>
      <text:p text:style-name="P10"><text:tab/><text:tab/><text:span text:style-name="T22">grant all privilages on database employeeDB to vinnet2;</text:span></text:p>
      <text:p text:style-name="P10">-<text:span text:style-name="T22">&gt; To check if it’s granted or not,</text:span></text:p>
      <text:p text:style-name="P10"><text:tab/><text:tab/><text:span text:style-name="T22">exit, to break the connection, and use terminal as normal linux user</text:span></text:p>
      <text:p text:style-name="P10"><text:tab/><text:tab/><text:span text:style-name="T23">psql -U vineet2 -d employeeDB -W</text:span></text:p>
      <text:p text:style-name="P10"><text:tab/><text:tab/><text:span text:style-name="T23">Type t</text:span><text:span text:style-name="T24">h</text:span><text:span text:style-name="T23">e password of the user given while creation of that user.</text:span></text:p>
      <text:p text:style-name="P10">------------------</text:p>
      <text:p text:style-name="P14">After creating a database , creating a new user and providing privilages to user,</text:p>
      <text:p text:style-name="P18"/>
      <text:p text:style-name="P18">DDL Commands,</text:p>
      <text:p text:style-name="P18"/>
      <text:p text:style-name="P14">-&gt; To create a table,</text:p>
      <text:p text:style-name="P14"><text:tab/><text:tab/>create table employess(id int, name varchar(20), salary double precision); </text:p>
      <text:p text:style-name="P14"><text:tab/><text:tab/><text:tab/><text:tab/><text:tab/><text:tab/><text:tab/><text:tab/><text:tab/><text:tab/>//Here precision will be default precision.</text:p>
      <text:p text:style-name="P14">-&gt; To view the <text:span text:style-name="T27">list of tables </text:span><text:span text:style-name="T28">in db</text:span></text:p>
      <text:p text:style-name="P14"><text:tab/><text:tab/>\d</text:p>
      <text:p text:style-name="P14">-&gt; To change the table name,</text:p>
      <text:p text:style-name="P14"><text:tab/><text:tab/>alter table employees rename to emp;</text:p>
      <text:p text:style-name="P14">-&gt; To view the <text:span text:style-name="T27">list of tables </text:span><text:span text:style-name="T28">in db</text:span></text:p>
      <text:p text:style-name="P14"><text:soft-page-break/><text:tab/><text:tab/>\d <text:s/>//name will be changed to emp</text:p>
      <text:p text:style-name="P15">-&gt; To change the table name,</text:p>
      <text:p text:style-name="P15"><text:tab/><text:tab/>alter table emp rename to emp<text:span text:style-name="T27">loyees</text:span>;</text:p>
      <text:p text:style-name="P14">-<text:span text:style-name="T27">&gt; To add an extra column</text:span></text:p>
      <text:p text:style-name="P14"><text:tab/><text:tab/><text:span text:style-name="T27">alter table employees add project varchar(15);</text:span></text:p>
      <text:p text:style-name="P15">-<text:span text:style-name="T27">&gt; If we wanna see the table schema/content</text:span></text:p>
      <text:p text:style-name="P15"><text:tab/><text:tab/><text:span text:style-name="T27">\d employees</text:span></text:p>
      <text:p text:style-name="P15">-<text:span text:style-name="T29">&gt; To add a new coloumn,</text:span></text:p>
      <text:p text:style-name="P15"><text:tab/><text:tab/><text:span text:style-name="T29">alter table employees add account numeric(6,2);</text:span></text:p>
      <text:p text:style-name="P15">-<text:span text:style-name="T30">&gt; To drop a column </text:span></text:p>
      <text:p text:style-name="P15"><text:tab/><text:tab/><text:span text:style-name="T30">alter table employees drop account;</text:span></text:p>
      <text:p text:style-name="P16">-<text:span text:style-name="T29">&gt; To add a new coloumn,</text:span></text:p>
      <text:p text:style-name="P16"><text:tab/><text:tab/><text:span text:style-name="T29">alter table employees add </text:span><text:span text:style-name="T30">salary</text:span><text:span text:style-name="T29"> numeric(6,2);</text:span></text:p>
      <text:p text:style-name="P16"/>
      <text:p text:style-name="P19">We can do,</text:p>
      <text:p text:style-name="P19"><text:tab/>rename table, add column, drop column using DDL commands.<text:span text:style-name="T31">create </text:span></text:p>
      <text:p text:style-name="P15"/>
      <text:p text:style-name="P14"><text:tab/><text:tab/></text:p>
      <text:p text:style-name="P20">Constraints : Are somthings that used to limit the kind of data that can be added.</text:p>
      <text:p text:style-name="P20">Ex : <text:span text:style-name="T37">1) </text:span>not null(cannot have null values), </text:p>
      <text:p text:style-name="P20"/>
      <text:p text:style-name="P20"><text:span text:style-name="T37"><text:tab/>2) </text:span>unique(only unique names are allowed, but one null can also be there)</text:p>
      <text:p text:style-name="P20"/>
      <text:p text:style-name="P14"><text:tab/> <text:span text:style-name="T37">3) </text:span><text:span text:style-name="T35">primary key (If we made a column as primary, then that column will be <text:tab/><text:tab/><text:tab/><text:tab/>unique and not null) {Used in identifying the row based on this}</text:span></text:p>
      <text:p text:style-name="P14"><text:tab/><text:tab/><text:tab/><text:tab/><text:tab/>// <text:span text:style-name="T36">Search by ID is very fast, as it does indexing.</text:span><text:tab/><text:tab/></text:p>
      <text:p text:style-name="P14"><text:tab/><text:tab/><text:tab/><text:tab/><text:tab/>// <text:span text:style-name="T38">We can add multiple columns as Primary key as well.</text:span></text:p>
      <text:p text:style-name="P14"><text:tab/></text:p>
      <text:p text:style-name="P24"><text:tab/>4) check(Provide the condition at table creating, helps in keeping limit on data)</text:p>
      <text:p text:style-name="P14"><text:tab/><text:tab/><text:tab/><text:tab/><text:tab/>// <text:span text:style-name="T38">If we say age should be greater than 18, we can use.</text:span></text:p>
      <text:p text:style-name="P14"><text:span text:style-name="T38"><text:tab/>5) Foreign Key Constarint : Primary key in one table, can be used in another <text:tab/>table, for establishing a relationship b/w the tables. And used in a single query if <text:tab/>we wanna fetch, information of two tables. </text:span><text:span text:style-name="T39">(It can be null and can be repeated, <text:tab/></text:span><text:span text:style-name="T40">reference/associated table</text:span><text:span text:style-name="T41">{meaning, if we have dept_id for 2 depts we cannot <text:tab/>give 3 as foreign key in emp table}</text:span><text:span text:style-name="T39">)</text:span></text:p>
      <text:p text:style-name="P14"/>
      <text:p text:style-name="P14"><text:tab/><text:tab/><text:tab/>** <text:span text:style-name="T43">Foreign key data type should be same as of the primary key </text:span><text:span text:style-name="T44">of the <text:tab/><text:tab/><text:tab/><text:tab/>table refernced.</text:span></text:p>
      <text:p text:style-name="P14"/>
      <text:p text:style-name="P14"><text:tab/><text:tab/><text:tab/>//<text:span text:style-name="T38">Department table (dept_id, dept_name)</text:span></text:p>
      <text:p text:style-name="P14"><text:tab/><text:tab/><text:tab/>//<text:span text:style-name="T38">Employee table (e_id, e_name, dept_id) </text:span></text:p>
      <text:p text:style-name="P14"><text:soft-page-break/><text:tab/><text:tab/><text:tab/><text:tab/><text:tab/>//<text:span text:style-name="T38">here dept_id is foreign key</text:span></text:p>
      <text:p text:style-name="P14"/>
      <text:p text:style-name="P14"/>
      <text:p text:style-name="P14"/>
      <text:p text:style-name="P14"><text:tab/>-<text:span text:style-name="T34">&gt; </text:span><text:span text:style-name="T32">For the above table, to make the name field not null, we can do is,</text:span></text:p>
      <text:p text:style-name="P14"><text:tab/><text:tab/><text:tab/><text:span text:style-name="T32">alter table employees alter column name set not null;</text:span></text:p>
      <text:p text:style-name="P14"><text:tab/><text:tab/><text:tab/><text:tab/><text:tab/>//<text:span text:style-name="T32">Name will be not null.</text:span></text:p>
      <text:p text:style-name="P14"><text:tab/>-<text:span text:style-name="T34">&gt; </text:span><text:span text:style-name="T32">To make the name field unique</text:span></text:p>
      <text:p text:style-name="P14"><text:tab/><text:tab/><text:tab/><text:span text:style-name="T32">alter table employees add constraint employees_name_unique <text:tab/><text:tab/><text:tab/><text:tab/><text:tab/><text:tab/>unique(name);</text:span></text:p>
      <text:p text:style-name="P14"><text:tab/><text:tab/><text:tab/><text:tab/><text:tab/>//<text:span text:style-name="T33">Name will be unique, cannot have same name in 2 rows</text:span></text:p>
      <text:p text:style-name="P14"><text:tab/>-<text:span text:style-name="T36">&gt; To make the Id column Primary Key,</text:span></text:p>
      <text:p text:style-name="P17"><text:tab/><text:tab/><text:tab/><text:span text:style-name="T36">alter table employees add constraint employees_id_ok primaryKey(id);</text:span></text:p>
      <text:p text:style-name="P17"><text:tab/><text:tab/><text:tab/><text:tab/><text:tab/><text:tab/>//<text:span text:style-name="T36">Makes the ID unique and not null.</text:span></text:p>
      <text:p text:style-name="P17"><text:tab/>-<text:span text:style-name="T38">&gt; To give check constarint on age</text:span></text:p>
      <text:p text:style-name="P17"><text:tab/><text:tab/><text:tab/><text:span text:style-name="T42">alter table employess </text:span><text:span text:style-name="T44">add constrain age_check check(age&gt;18)</text:span></text:p>
      <text:p text:style-name="P17"><text:tab/>-<text:span text:style-name="T38">&gt; </text:span><text:span text:style-name="T42">To auto increment the Id,</text:span></text:p>
      <text:p text:style-name="P17"><text:tab/><text:tab/><text:tab/><text:span text:style-name="T42">create table employees (id serial, name varchar(20));</text:span></text:p>
      <text:p text:style-name="P17"><text:tab/>-<text:span text:style-name="T45">&gt; To create foreign key,</text:span></text:p>
      <text:p text:style-name="P17"><text:tab/><text:tab/><text:tab/><text:span text:style-name="T45">1</text:span><text:span text:style-name="T46">st</text:span><text:span text:style-name="T45"> create the table to be referenced. </text:span><text:span text:style-name="T47">Example Departments</text:span></text:p>
      <text:p text:style-name="P17"><text:tab/><text:tab/><text:tab/><text:span text:style-name="T45">Alter table employees add constraint employess_Dept_ID_FK foreign <text:tab/><text:tab/><text:tab/><text:tab/>key(Dept_Id) refernces departments(id);</text:span></text:p>
      <text:p text:style-name="P17"/>
      <text:p text:style-name="P17"><text:tab/></text:p>
      <text:p text:style-name="P17">gitlab-in.globallogic.com</text:p>
      <text:p text:style-name="P9"/>
      <text:p text:style-name="P2"/>
      <text:p text:style-name="P2"/>
      <text:p text:style-name="P2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09:39:27.983216517</meta:creation-date>
    <dc:date>2023-02-09T21:51:24.087136800</dc:date>
    <meta:editing-duration>PT7H10M22S</meta:editing-duration>
    <meta:editing-cycles>73</meta:editing-cycles>
    <meta:generator>LibreOffice/7.3.7.2$Linux_X86_64 LibreOffice_project/30$Build-2</meta:generator>
    <meta:document-statistic meta:table-count="0" meta:image-count="0" meta:object-count="0" meta:page-count="8" meta:paragraph-count="156" meta:word-count="1350" meta:character-count="8187" meta:non-whitespace-character-count="6549"/>
  </office:meta>
</office:document-meta>
</file>